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DejaVu Sans" svg:font-family="DejaVu Sans"/>
  </office:font-face-decls>
  <office:automatic-styles>
    <style:style style:name="TBL0" style:master-page-name="master_0" style:family="table">
      <style:table-properties table:align="left" style:width="8.2638in"/>
    </style:style>
    <style:style style:name="TC0" style:family="table-column">
      <style:table-column-properties style:column-width="0.5694in"/>
    </style:style>
    <style:style style:name="TC1" style:family="table-column">
      <style:table-column-properties style:column-width="7.1527in"/>
    </style:style>
    <style:style style:name="TC2" style:family="table-column">
      <style:table-column-properties style:column-width="0.5416in"/>
    </style:style>
    <style:style style:name="TR0" style:family="table-row">
      <style:table-row-properties style:use-optimal-row-height="false" style:row-height="4.4027in"/>
    </style:style>
    <style:style style:name="C0" style:family="table-cell">
      <style:table-cell-properties style:shrink-to-fit="false" fo:wrap-option="wrap" style:vertical-align="top"/>
      <style:paragraph-properties fo:text-align="start"/>
    </style:style>
    <style:style style:name="TR1" style:family="table-row">
      <style:table-row-properties style:use-optimal-row-height="false" style:row-height="0.4166in"/>
    </style:style>
    <style:style style:name="C1"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DejaVu Sans" fo:font-size="22.0pt" style:font-size-asian="22.0pt" style:font-size-complex="22.0pt">
</style:text-properties>
    </style:style>
    <style:style style:name="TR2" style:family="table-row">
      <style:table-row-properties style:use-optimal-row-height="false" style:row-height="0.0277in"/>
    </style:style>
    <style:style style:name="TR3" style:family="table-row">
      <style:table-row-properties style:use-optimal-row-height="false" style:row-height="0.2777in"/>
    </style:style>
    <style:style style:name="T1" style:family="text">
      <style:text-properties style:font-name="DejaVu Sans" fo:font-size="10.0pt" style:font-size-asian="10.0pt" style:font-size-complex="10.0pt">
</style:text-properties>
    </style:style>
    <style:style style:name="TR4" style:family="table-row">
      <style:table-row-properties style:use-optimal-row-height="false" style:row-height="6.5694in"/>
    </style:style>
    <style:style style:name="TBL1" style:master-page-name="master_0" style:family="table">
      <style:table-properties table:align="left" style:width="8.2638in" fo:break-before="page"/>
    </style:style>
    <style:style style:name="TC3" style:family="table-column">
      <style:table-column-properties style:column-width="0.5555in"/>
    </style:style>
    <style:style style:name="TC4" style:family="table-column">
      <style:table-column-properties style:column-width="5.6111in"/>
    </style:style>
    <style:style style:name="TC5" style:family="table-column">
      <style:table-column-properties style:column-width="1.125in"/>
    </style:style>
    <style:style style:name="TC6" style:family="table-column">
      <style:table-column-properties style:column-width="0.4166in"/>
    </style:style>
    <style:style style:name="TR5" style:family="table-row">
      <style:table-row-properties style:use-optimal-row-height="false" style:row-height="0.6944in"/>
    </style:style>
    <style:style style:name="G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 style:family="table-row">
      <style:table-row-properties style:use-optimal-row-height="false" style:row-height="0.1388in"/>
    </style:style>
    <style:style style:name="TR7" style:family="table-row">
      <style:table-row-properties style:use-optimal-row-height="false" style:row-height="0.3472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T2" style:family="text">
      <style:text-properties fo:color="#7CA9BF" style:font-name="DejaVu Sans" fo:font-size="20.0pt" style:font-size-asian="20.0pt" style:font-size-complex="20.0pt">
</style:text-properties>
    </style:style>
    <style:style style:name="TR8" style:family="table-row">
      <style:table-row-properties style:use-optimal-row-height="false" style:row-height="0.0694in"/>
    </style:style>
    <style:style style:name="TR9" style:family="table-row">
      <style:table-row-properties style:use-optimal-row-height="false" style:row-height="0.5694in"/>
    </style:style>
    <style:style style:name="T3" style:family="text">
      <style:text-properties style:font-name="DejaVu Sans" fo:font-size="12.0pt" style:font-size-asian="12.0pt" style:font-size-complex="12.0pt">
</style:text-properties>
    </style:style>
    <style:style style:name="TR10" style:family="table-row">
      <style:table-row-properties style:use-optimal-row-height="false" style:row-height="9.1805in"/>
    </style:style>
    <style:style style:name="C3" style:family="table-cell">
      <style:table-cell-properties style:shrink-to-fit="false" fo:wrap-option="wrap" fo:padding-top="0.0in" fo:padding-left="0.0in" fo:padding-bottom="0.0in" fo:padding-right="0.0in" style:vertical-align="middle"/>
      <style:paragraph-properties fo:text-align="start"/>
    </style:style>
    <style:style style:name="P1"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4" style:family="text">
      <style:text-properties fo:color="#666666" style:font-name="DejaVu Sans" fo:font-size="8.0pt" style:font-size-asian="8.0pt" style:font-size-complex="8.0pt">
</style:text-properties>
    </style:style>
    <style:style style:name="C4" style:family="table-cell">
      <style:table-cell-properties style:shrink-to-fit="false" fo:wrap-option="wrap" fo:padding-top="0.0in" fo:padding-left="0.0in" fo:padding-bottom="0.0in" fo:padding-right="0.0in" style:vertical-align="middle"/>
      <style:paragraph-properties fo:text-align="end"/>
    </style:style>
    <style:style style:name="P2" style:family="paragraph">
      <style:paragraph-properties fo:line-height="100%" fo:text-align="end" fo:text-indent="0.0in" fo:margin-left="0.0in" fo:margin-right="0.0in" fo:margin-top="0.0in" fo:margin-bottom="0.0in" style:vertical-align="middle">
</style:paragraph-properties>
      <style:text-properties style:text-rotation-angle="0">
</style:text-properties>
    </style:style>
    <style:style style:name="G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1" style:family="table-row">
      <style:table-row-properties style:use-optimal-row-height="false" style:row-height="0.2083in"/>
    </style:style>
    <style:style style:name="TR12" style:family="table-row">
      <style:table-row-properties style:use-optimal-row-height="false" style:row-height="0.2638in"/>
    </style:style>
    <style:style style:name="C5" style:family="table-cell">
      <style:table-cell-properties style:shrink-to-fit="false" fo:wrap-option="wrap" fo:padding-top="0.0in" fo:padding-left="0.0in" fo:padding-bottom="0.0in" fo:padding-right="0.0in" style:vertical-align="bottom"/>
      <style:paragraph-properties fo:text-align="start"/>
    </style:style>
    <style:style style:name="P3" style:family="paragraph">
      <style:paragraph-properties fo:line-height="100%" fo:text-align="start" fo:text-indent="0.0in" fo:margin-left="0.0in" fo:margin-right="0.0in" fo:margin-top="0.0in" fo:margin-bottom="0.0in" style:vertical-align="bottom">
</style:paragraph-properties>
      <style:text-properties style:text-rotation-angle="0">
</style:text-properties>
    </style:style>
    <style:style style:name="T5" style:family="text">
      <style:text-properties fo:color="#7CA9BF" style:font-name="DejaVu Sans" fo:font-size="16.0pt" style:font-size-asian="16.0pt" style:font-size-complex="16.0pt">
</style:text-properties>
    </style:style>
    <style:style style:name="T6" style:family="text">
      <style:text-properties style:font-name="DejaVu Sans" fo:font-size="12.0pt" style:font-size-asian="12.0pt" style:font-size-complex="12.0pt" fo:font-style="italic">
</style:text-properties>
    </style:style>
    <style:style style:name="TR13" style:family="table-row">
      <style:table-row-properties style:use-optimal-row-height="false" style:row-height="4.2361in"/>
    </style:style>
    <style:style style:name="G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4" style:family="table-row">
      <style:table-row-properties style:use-optimal-row-height="false" style:row-height="0.4861in"/>
    </style:style>
    <style:style style:name="T7" style:family="text">
      <style:text-properties fo:color="#7CA9BF" style:font-name="DejaVu Sans" fo:font-size="14.0pt" style:font-size-asian="14.0pt" style:font-size-complex="14.0pt">
</style:text-properties>
    </style:style>
    <style:style style:name="TR15" style:family="table-row">
      <style:table-row-properties style:use-optimal-row-height="false" style:row-height="0.0416in"/>
    </style:style>
    <style:style style:name="TR16" style:family="table-row">
      <style:table-row-properties style:use-optimal-row-height="false" style:row-height="0.375in"/>
    </style:style>
    <style:style style:name="C6" style:family="table-cell">
      <style:table-cell-properties style:shrink-to-fit="false" fo:wrap-option="wrap" fo:padding-top="0.0in" fo:border-left="0.0277in solid #A2C7DA" fo:padding-left="0.0694in" fo:padding-bottom="0.0in" fo:padding-right="0.0in" style:vertical-align="top"/>
      <style:paragraph-properties fo:text-align="start"/>
    </style:style>
    <style:style style:name="TR17" style:family="table-row">
      <style:table-row-properties style:use-optimal-row-height="false" style:row-height="3.9305in"/>
    </style:style>
    <style:style style:name="TC7" style:family="table-column">
      <style:table-column-properties style:column-width="3.5694in"/>
    </style:style>
    <style:style style:name="TC8" style:family="table-column">
      <style:table-column-properties style:column-width="2.0416in"/>
    </style:style>
    <style:style style:name="TC9" style:family="table-column">
      <style:table-column-properties style:column-width="0.4027in"/>
    </style:style>
    <style:style style:name="TC10" style:family="table-column">
      <style:table-column-properties style:column-width="0.0138in"/>
    </style:style>
    <style:style style:name="G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8" style:family="table-row">
      <style:table-row-properties style:use-optimal-row-height="false" style:row-height="5.125in"/>
    </style:style>
    <style:style style:name="G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9" style:family="table-row">
      <style:table-row-properties style:use-optimal-row-height="false" style:row-height="0.2222in"/>
    </style:style>
    <style:style style:name="C7" style:family="table-cell">
      <style:table-cell-properties style:shrink-to-fit="false" fo:wrap-option="wrap" fo:background-color="#A2C7DA"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8" style:family="text">
      <style:text-properties style:font-name="DejaVu Sans" fo:font-size="10.0pt" style:font-size-asian="10.0pt" style:font-size-complex="10.0pt" fo:font-weight="bold" fo:background-color="#A2C7DA">
</style:text-properties>
    </style:style>
    <style:style style:name="C8" style:family="table-cell">
      <style:table-cell-properties style:shrink-to-fit="false" fo:wrap-option="wrap"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R20" style:family="table-row">
      <style:table-row-properties style:use-optimal-row-height="false" style:row-height="0.1805in"/>
    </style:style>
    <style:style style:name="G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1" style:family="table-row">
      <style:table-row-properties style:use-optimal-row-height="false" style:row-height="0.1666in"/>
    </style:style>
    <style:style style:name="G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2" style:family="table-row">
      <style:table-row-properties style:use-optimal-row-height="false" style:row-height="7.5in"/>
    </style:style>
    <style:style style:name="G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3" style:family="table-row">
      <style:table-row-properties style:use-optimal-row-height="false" style:row-height="1.9027in"/>
    </style:style>
    <style:style style:name="G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4" style:family="table-row">
      <style:table-row-properties style:use-optimal-row-height="false" style:row-height="6.3888in"/>
    </style:style>
    <style:style style:name="G1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5" style:family="table-row">
      <style:table-row-properties style:use-optimal-row-height="false" style:row-height="5.2777in"/>
    </style:style>
    <style:style style:name="G1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6" style:family="table-row">
      <style:table-row-properties style:use-optimal-row-height="false" style:row-height="10.3055in"/>
    </style:style>
    <style:style style:name="G1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7" style:family="table-row">
      <style:table-row-properties style:use-optimal-row-height="false" style:row-height="3.9444in"/>
    </style:style>
    <style:style style:name="G1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28" style:family="table-row">
      <style:table-row-properties style:use-optimal-row-height="false" style:row-height="0.0555in"/>
    </style:style>
    <style:style style:name="G1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9" style:family="table-row">
      <style:table-row-properties style:use-optimal-row-height="false" style:row-height="7.9444in"/>
    </style:style>
    <style:style style:name="G1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0" style:family="table-row">
      <style:table-row-properties style:use-optimal-row-height="false" style:row-height="9.1388in"/>
    </style:style>
    <style:style style:name="G1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1" style:family="table-row">
      <style:table-row-properties style:use-optimal-row-height="false" style:row-height="6.9583in"/>
    </style:style>
    <style:style style:name="G1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2" style:family="table-row">
      <style:table-row-properties style:use-optimal-row-height="false" style:row-height="2.25in"/>
    </style:style>
    <style:style style:name="G2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3" style:family="table-row">
      <style:table-row-properties style:use-optimal-row-height="false" style:row-height="1.9444in"/>
    </style:style>
    <style:style style:name="G2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4" style:family="table-row">
      <style:table-row-properties style:use-optimal-row-height="false" style:row-height="2.0833in"/>
    </style:style>
    <style:style style:name="G2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5" style:family="table-row">
      <style:table-row-properties style:use-optimal-row-height="false" style:row-height="0.1111in"/>
    </style:style>
    <style:style style:name="G2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6" style:family="table-row">
      <style:table-row-properties style:use-optimal-row-height="false" style:row-height="9.5in"/>
    </style:style>
    <style:style style:name="G2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7" style:family="table-row">
      <style:table-row-properties style:use-optimal-row-height="false" style:row-height="1.9583in"/>
    </style:style>
    <style:style style:name="G2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8" style:family="table-row">
      <style:table-row-properties style:use-optimal-row-height="false" style:row-height="1.5694in"/>
    </style:style>
    <style:style style:name="G2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2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9" style:family="table-row">
      <style:table-row-properties style:use-optimal-row-height="false" style:row-height="2.3888in"/>
    </style:style>
    <style:style style:name="G2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0" style:family="table-row">
      <style:table-row-properties style:use-optimal-row-height="false" style:row-height="1.875in"/>
    </style:style>
    <style:style style:name="G29"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1" style:family="table-row">
      <style:table-row-properties style:use-optimal-row-height="false" style:row-height="0.0972in"/>
    </style:style>
    <style:style style:name="G3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2" style:family="table-row">
      <style:table-row-properties style:use-optimal-row-height="false" style:row-height="3.5555in"/>
    </style:style>
    <style:style style:name="G3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3" style:family="table-row">
      <style:table-row-properties style:use-optimal-row-height="false" style:row-height="0.7638in"/>
    </style:style>
    <style:style style:name="G3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4" style:family="table-row">
      <style:table-row-properties style:use-optimal-row-height="false" style:row-height="9.2777in"/>
    </style:style>
    <style:style style:name="G4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5" style:family="table-row">
      <style:table-row-properties style:use-optimal-row-height="false" style:row-height="4.5138in"/>
    </style:style>
    <style:style style:name="G4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6" style:family="table-row">
      <style:table-row-properties style:use-optimal-row-height="false" style:row-height="0.9583in"/>
    </style:style>
    <style:style style:name="G4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7" style:family="table-row">
      <style:table-row-properties style:use-optimal-row-height="false" style:row-height="5.9444in"/>
    </style:style>
    <style:style style:name="G4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8" style:family="table-row">
      <style:table-row-properties style:use-optimal-row-height="false" style:row-height="8.6111in"/>
    </style:style>
    <style:style style:name="G4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4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9" style:family="table-row">
      <style:table-row-properties style:use-optimal-row-height="false" style:row-height="5.1944in"/>
    </style:style>
    <style:style style:name="TC11" style:family="table-column">
      <style:table-column-properties style:column-width="2.0694in"/>
    </style:style>
    <style:style style:name="TC12" style:family="table-column">
      <style:table-column-properties style:column-width="3.5277in"/>
    </style:style>
    <style:style style:name="G4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0" style:family="table-row">
      <style:table-row-properties style:use-optimal-row-height="false" style:row-height="0.1944in"/>
    </style:style>
    <style:style style:name="T9" style:family="text">
      <style:text-properties style:font-name="DejaVu Sans" fo:font-size="13.0pt" style:font-size-asian="13.0pt" style:font-size-complex="13.0pt">
</style:text-properties>
    </style:style>
    <style:style style:name="TR51" style:family="table-row">
      <style:table-row-properties style:use-optimal-row-height="false" style:row-height="1.1527in"/>
    </style:style>
    <style:style style:name="TR52" style:family="table-row">
      <style:table-row-properties style:use-optimal-row-height="false" style:row-height="0.4305in"/>
    </style:style>
    <style:style style:name="G4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4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3" style:family="table-row">
      <style:table-row-properties style:use-optimal-row-height="false" style:row-height="0.5555in"/>
    </style:style>
    <style:style style:name="G4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4" style:family="table-row">
      <style:table-row-properties style:use-optimal-row-height="false" style:row-height="0.3611in"/>
    </style:style>
    <style:style style:name="G5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5" style:family="table-row">
      <style:table-row-properties style:use-optimal-row-height="false" style:row-height="5.4722in"/>
    </style:style>
    <style:style style:name="G5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6" style:family="table-row">
      <style:table-row-properties style:use-optimal-row-height="false" style:row-height="3.125in"/>
    </style:style>
    <style:style style:name="G5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7" style:family="table-row">
      <style:table-row-properties style:use-optimal-row-height="false" style:row-height="0.4027in"/>
    </style:style>
    <style:style style:name="G5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8" style:family="table-row">
      <style:table-row-properties style:use-optimal-row-height="false" style:row-height="0.25in"/>
    </style:style>
    <style:style style:name="G5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9" style:family="table-row">
      <style:table-row-properties style:use-optimal-row-height="false" style:row-height="3.2361in"/>
    </style:style>
    <style:style style:name="TC13" style:family="table-column">
      <style:table-column-properties style:column-width="2.0833in"/>
    </style:style>
    <style:style style:name="G5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0" style:family="table-row">
      <style:table-row-properties style:use-optimal-row-height="false" style:row-height="7.0694in"/>
    </style:style>
    <style:style style:name="G6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1" style:family="table-row">
      <style:table-row-properties style:use-optimal-row-height="false" style:row-height="0.6111in"/>
    </style:style>
    <style:style style:name="G6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2" style:family="table-row">
      <style:table-row-properties style:use-optimal-row-height="false" style:row-height="2.4166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row table:style-name="TR0">
          <table:table-cell table:style-name="C0"/>
          <table:table-cell table:style-name="C0"/>
          <table:table-cell table:style-name="C0"/>
        </table:table-row>
        <table:table-row table:style-name="TR1">
          <table:table-cell table:style-name="C0"/>
          <table:table-cell table:style-name="C1">
            <text:p text:style-name="P0"><text:bookmark text:name="JR_PAGE_ANCHOR_0_1"/><text:span text:style-name="T0">Servisní a provozní historie</text:span></text:p>
          </table:table-cell>
          <table:table-cell table:style-name="C0"/>
        </table:table-row>
        <table:table-row table:style-name="TR2">
          <table:table-cell table:style-name="C0"/>
          <table:table-cell table:style-name="C0"/>
          <table:table-cell table:style-name="C0"/>
        </table:table-row>
        <table:table-row table:style-name="TR3">
          <table:table-cell table:style-name="C0"/>
          <table:table-cell table:style-name="C1">
            <text:p text:style-name="P0"><text:span text:style-name="T1">2 Nov 2022 16:31:34</text:span></text:p>
          </table:table-cell>
          <table:table-cell table:style-name="C0"/>
        </table:table-row>
        <table:table-row table:style-name="TR4">
          <table:table-cell table:style-name="C0"/>
          <table:table-cell table:style-name="C0"/>
          <table:table-cell table:style-name="C0"/>
        </table:table-row>
      </table:table>
      <table:table table:name="TBL_0_1"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2"/><draw:frame text:anchor-type="paragraph" draw:style-name="G0"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Purpose</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9">
          <table:table-cell table:style-name="C0"/>
          <table:table-cell table:style-name="C1" table:number-columns-spanned="3">
            <text:p text:style-name="P0"><text:span text:style-name="T3">Model architektury Servisní a provozní historie je praktickou částí diplomové práce Návrh architektury distribuované databáze pro uchování servisní historie automobilu (Martin Friedmann, Vysoká škola ekonomická, 2022).</text:span></text:p>
          </table:table-cell>
          <table:covered-table-cell/>
          <table:covered-table-cell/>
          <table:table-cell table:style-name="C0"/>
        </table:table-row>
        <table:table-row table:style-name="TR10">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2</text:span></text:p>
          </table:table-cell>
          <table:table-cell table:style-name="C3">
            <text:p text:style-name="P1"><text:span text:style-name="T4"> / 64</text:span></text:p>
          </table:table-cell>
          <table:table-cell table:style-name="C0"/>
        </table:table-row>
      </table:table>
      <table:table table:name="TBL_0_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draw:frame text:anchor-type="paragraph" draw:style-name="G1"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Views</text:span></text:p>
          </table:table-cell>
          <table:covered-table-cell/>
          <table:covered-table-cell/>
          <table:table-cell table:style-name="C0"/>
        </table:table-row>
        <table:table-row table:style-name="TR11">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0. Rozcestník pohledů</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13">
          <table:table-cell table:style-name="C0"/>
          <table:table-cell table:style-name="C1" table:number-columns-spanned="3">
            <text:p><draw:frame text:anchor-type="paragraph" draw:style-name="G2" svg:x="0.0in" svg:y="0.0in" svg:width="7.1388in" svg:height="4.2361in"><draw:image xlink:href="Pictures/img_0_2_4"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Tento pohled souží jako rozcestník pro zmapování, které části architektury jsou popisovány jednotlivými pohledy.</text:span></text:p>
          </table:table-cell>
          <table:covered-table-cell/>
          <table:covered-table-cell/>
          <table:table-cell table:style-name="C0"/>
        </table:table-row>
        <table:table-row table:style-name="TR17">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text:span></text:p>
          </table:table-cell>
          <table:table-cell table:style-name="C3">
            <text:p text:style-name="P1"><text:span text:style-name="T4"> / 64</text:span></text:p>
          </table:table-cell>
          <table:table-cell table:style-name="C0"/>
        </table:table-row>
      </table:table>
      <table:table table:name="TBL_0_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4"/><draw:frame text:anchor-type="paragraph" draw:style-name="G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1. Přehled architektury</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18">
          <table:table-cell table:style-name="C0"/>
          <table:table-cell table:style-name="C1" table:number-columns-spanned="5">
            <text:p><draw:frame text:anchor-type="paragraph" draw:style-name="G4" svg:x="0.0in" svg:y="0.0in" svg:width="7.125in" svg:height="5.125in"><draw:image xlink:href="Pictures/img_0_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Přehled architektury poskytuje sjednocený pohled na architekturu jako celek přes všechny tři vrstv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text:span></text:p>
          </table:table-cell>
          <table:table-cell table:style-name="C3" table:number-columns-spanned="2">
            <text:p text:style-name="P1"><text:span text:style-name="T4"> / 64</text:span></text:p>
          </table:table-cell>
          <table:covered-table-cell/>
          <table:table-cell table:style-name="C0"/>
        </table:table-row>
      </table:table>
      <table:table table:name="TBL_0_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5"/><draw:frame text:anchor-type="paragraph" draw:style-name="G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2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text:span></text:p>
          </table:table-cell>
          <table:table-cell table:style-name="C3" table:number-columns-spanned="2">
            <text:p text:style-name="P1"><text:span text:style-name="T4"> / 64</text:span></text:p>
          </table:table-cell>
          <table:covered-table-cell/>
          <table:table-cell table:style-name="C0"/>
        </table:table-row>
      </table:table>
      <table:table table:name="TBL_0_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6"/><draw:frame text:anchor-type="paragraph" draw:style-name="G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text:span></text:p>
          </table:table-cell>
          <table:table-cell table:style-name="C3" table:number-columns-spanned="2">
            <text:p text:style-name="P1"><text:span text:style-name="T4"> / 64</text:span></text:p>
          </table:table-cell>
          <table:covered-table-cell/>
          <table:table-cell table:style-name="C0"/>
        </table:table-row>
      </table:table>
      <table:table table:name="TBL_0_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7"/><draw:frame text:anchor-type="paragraph" draw:style-name="G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2. Business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8" svg:x="0.0in" svg:y="0.0in" svg:width="7.125in" svg:height="1.9027in"><draw:image xlink:href="Pictures/img_0_6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Business vrstva zobrazuje klíčové služby, produkty a objekty nabízené jednotlivým business rolím.</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7</text:span></text:p>
          </table:table-cell>
          <table:table-cell table:style-name="C3" table:number-columns-spanned="2">
            <text:p text:style-name="P1"><text:span text:style-name="T4"> / 64</text:span></text:p>
          </table:table-cell>
          <table:covered-table-cell/>
          <table:table-cell table:style-name="C0"/>
        </table:table-row>
      </table:table>
      <table:table table:name="TBL_0_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8"/><draw:frame text:anchor-type="paragraph" draw:style-name="G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8</text:span></text:p>
          </table:table-cell>
          <table:table-cell table:style-name="C3" table:number-columns-spanned="2">
            <text:p text:style-name="P1"><text:span text:style-name="T4"> / 64</text:span></text:p>
          </table:table-cell>
          <table:covered-table-cell/>
          <table:table-cell table:style-name="C0"/>
        </table:table-row>
      </table:table>
      <table:table table:name="TBL_0_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9"/><draw:frame text:anchor-type="paragraph" draw:style-name="G1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3. Aplikační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5">
          <table:table-cell table:style-name="C0"/>
          <table:table-cell table:style-name="C1" table:number-columns-spanned="5">
            <text:p><draw:frame text:anchor-type="paragraph" draw:style-name="G11" svg:x="0.0in" svg:y="0.0in" svg:width="7.125in" svg:height="5.2777in"><draw:image xlink:href="Pictures/img_0_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Aplikační vrstva zobrazuje nezbytné aplikační služby potřebné pro naplnění business služeb, včetně datových objektů a aplikačních komponent.</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9</text:span></text:p>
          </table:table-cell>
          <table:table-cell table:style-name="C3" table:number-columns-spanned="2">
            <text:p text:style-name="P1"><text:span text:style-name="T4"> / 64</text:span></text:p>
          </table:table-cell>
          <table:covered-table-cell/>
          <table:table-cell table:style-name="C0"/>
        </table:table-row>
      </table:table>
      <table:table table:name="TBL_0_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0"/><draw:frame text:anchor-type="paragraph" draw:style-name="G12"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26">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0</text:span></text:p>
          </table:table-cell>
          <table:table-cell table:style-name="C3">
            <text:p text:style-name="P1"><text:span text:style-name="T4"> / 64</text:span></text:p>
          </table:table-cell>
          <table:table-cell table:style-name="C0"/>
        </table:table-row>
      </table:table>
      <table:table table:name="TBL_0_1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1"/><draw:frame text:anchor-type="paragraph" draw:style-name="G1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4. Technologická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7">
          <table:table-cell table:style-name="C0"/>
          <table:table-cell table:style-name="C1" table:number-columns-spanned="5">
            <text:p><draw:frame text:anchor-type="paragraph" draw:style-name="G14" svg:x="0.0in" svg:y="0.0in" svg:width="7.1388in" svg:height="3.9444in"><draw:image xlink:href="Pictures/img_0_10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6" table:number-columns-spanned="5">
            <text:p text:style-name="P0"><text:span text:style-name="T3">Technologická vrstva realizuje aplikační služby a zobrazuje technologické procesy, infrastrukturní prvky a datové toky nezbytné pro zajištění požadovaných vlastností architektur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1</text:span></text:p>
          </table:table-cell>
          <table:table-cell table:style-name="C3" table:number-columns-spanned="2">
            <text:p text:style-name="P1"><text:span text:style-name="T4"> / 64</text:span></text:p>
          </table:table-cell>
          <table:covered-table-cell/>
          <table:table-cell table:style-name="C0"/>
        </table:table-row>
      </table:table>
      <table:table table:name="TBL_0_1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2"/><draw:frame text:anchor-type="paragraph" draw:style-name="G1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2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2</text:span></text:p>
          </table:table-cell>
          <table:table-cell table:style-name="C3" table:number-columns-spanned="2">
            <text:p text:style-name="P1"><text:span text:style-name="T4"> / 64</text:span></text:p>
          </table:table-cell>
          <table:covered-table-cell/>
          <table:table-cell table:style-name="C0"/>
        </table:table-row>
      </table:table>
      <table:table table:name="TBL_0_1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3"/><draw:frame text:anchor-type="paragraph" draw:style-name="G16"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5. Detail business role Automobi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30">
          <table:table-cell table:style-name="C0"/>
          <table:table-cell table:style-name="C1" table:number-columns-spanned="3">
            <text:p><draw:frame text:anchor-type="paragraph" draw:style-name="G17" svg:x="0.0in" svg:y="0.0in" svg:width="7.1388in" svg:height="9.1388in"><draw:image xlink:href="Pictures/img_0_12_3" xlink:type="simple" xlink:show="embed" xlink:actuate="onLoad"/>
</draw:frame></text:p>
          </table:table-cell>
          <table:covered-table-cell/>
          <table:covered-table-cell/>
          <table:table-cell table:style-name="C0"/>
        </table:table-row>
        <table:table-row table:style-name="TR14">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3</text:span></text:p>
          </table:table-cell>
          <table:table-cell table:style-name="C3">
            <text:p text:style-name="P1"><text:span text:style-name="T4"> / 64</text:span></text:p>
          </table:table-cell>
          <table:table-cell table:style-name="C0"/>
        </table:table-row>
      </table:table>
      <table:table table:name="TBL_0_1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4"/><draw:frame text:anchor-type="paragraph" draw:style-name="G1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 zobrazuje pouze klíčové služby, produkty a objekty poskytování business roly Automobil.</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4</text:span></text:p>
          </table:table-cell>
          <table:table-cell table:style-name="C3" table:number-columns-spanned="2">
            <text:p text:style-name="P1"><text:span text:style-name="T4"> / 64</text:span></text:p>
          </table:table-cell>
          <table:covered-table-cell/>
          <table:table-cell table:style-name="C0"/>
        </table:table-row>
      </table:table>
      <table:table table:name="TBL_0_1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5"/><draw:frame text:anchor-type="paragraph" draw:style-name="G1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6. Detail business role Automobilk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0" svg:x="0.0in" svg:y="0.0in" svg:width="7.1388in" svg:height="2.25in"><draw:image xlink:href="Pictures/img_0_14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ka zobrazuje pouze klíčové služby, produkty a objekty poskytování business roly Automobilk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3">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5</text:span></text:p>
          </table:table-cell>
          <table:table-cell table:style-name="C3" table:number-columns-spanned="2">
            <text:p text:style-name="P1"><text:span text:style-name="T4"> / 64</text:span></text:p>
          </table:table-cell>
          <table:covered-table-cell/>
          <table:table-cell table:style-name="C0"/>
        </table:table-row>
      </table:table>
      <table:table table:name="TBL_0_1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6"/><draw:frame text:anchor-type="paragraph" draw:style-name="G2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7. Detail business role Autoservis</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4">
          <table:table-cell table:style-name="C0"/>
          <table:table-cell table:style-name="C1" table:number-columns-spanned="5">
            <text:p><draw:frame text:anchor-type="paragraph" draw:style-name="G22" svg:x="0.0in" svg:y="0.0in" svg:width="7.125in" svg:height="2.0833in"><draw:image xlink:href="Pictures/img_0_1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servis zobrazuje pouze klíčové služby, produkty a objekty poskytování business roly Autoservis.</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6</text:span></text:p>
          </table:table-cell>
          <table:table-cell table:style-name="C3" table:number-columns-spanned="2">
            <text:p text:style-name="P1"><text:span text:style-name="T4"> / 64</text:span></text:p>
          </table:table-cell>
          <table:covered-table-cell/>
          <table:table-cell table:style-name="C0"/>
        </table:table-row>
      </table:table>
      <table:table table:name="TBL_0_1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7"/><draw:frame text:anchor-type="paragraph" draw:style-name="G2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7</text:span></text:p>
          </table:table-cell>
          <table:table-cell table:style-name="C3" table:number-columns-spanned="2">
            <text:p text:style-name="P1"><text:span text:style-name="T4"> / 64</text:span></text:p>
          </table:table-cell>
          <table:covered-table-cell/>
          <table:table-cell table:style-name="C0"/>
        </table:table-row>
      </table:table>
      <table:table table:name="TBL_0_1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8"/><draw:frame text:anchor-type="paragraph" draw:style-name="G2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8. Detail business role Pojišťov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7">
          <table:table-cell table:style-name="C0"/>
          <table:table-cell table:style-name="C1" table:number-columns-spanned="5">
            <text:p><draw:frame text:anchor-type="paragraph" draw:style-name="G25" svg:x="0.0in" svg:y="0.0in" svg:width="7.1388in" svg:height="1.9583in"><draw:image xlink:href="Pictures/img_0_1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Pojišťovna zobrazuje pouze klíčové služby, produkty a objekty poskytování business roly Pojišťov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8</text:span></text:p>
          </table:table-cell>
          <table:table-cell table:style-name="C3" table:number-columns-spanned="2">
            <text:p text:style-name="P1"><text:span text:style-name="T4"> / 64</text:span></text:p>
          </table:table-cell>
          <table:covered-table-cell/>
          <table:table-cell table:style-name="C0"/>
        </table:table-row>
      </table:table>
      <table:table table:name="TBL_0_1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9"/><draw:frame text:anchor-type="paragraph" draw:style-name="G2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9. Detail business role Státní sprá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7" svg:x="0.0in" svg:y="0.0in" svg:width="7.1388in" svg:height="2.25in"><draw:image xlink:href="Pictures/img_0_1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Státní správa zobrazuje pouze klíčové služby, produkty a objekty poskytování business roly Státní správ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9</text:span></text:p>
          </table:table-cell>
          <table:table-cell table:style-name="C3" table:number-columns-spanned="2">
            <text:p text:style-name="P1"><text:span text:style-name="T4"> / 64</text:span></text:p>
          </table:table-cell>
          <table:covered-table-cell/>
          <table:table-cell table:style-name="C0"/>
        </table:table-row>
      </table:table>
      <table:table table:name="TBL_0_19"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0"/><draw:frame text:anchor-type="paragraph" draw:style-name="G2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0. Detail business role Třetí stra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0">
          <table:table-cell table:style-name="C0"/>
          <table:table-cell table:style-name="C1" table:number-columns-spanned="5">
            <text:p><draw:frame text:anchor-type="paragraph" draw:style-name="G29" svg:x="0.0in" svg:y="0.0in" svg:width="7.1111in" svg:height="1.875in"><draw:image xlink:href="Pictures/img_0_19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Třetí strana zobrazuje pouze klíčové služby, produkty a objekty poskytování business roly Třetí stra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4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0</text:span></text:p>
          </table:table-cell>
          <table:table-cell table:style-name="C3" table:number-columns-spanned="2">
            <text:p text:style-name="P1"><text:span text:style-name="T4"> / 64</text:span></text:p>
          </table:table-cell>
          <table:covered-table-cell/>
          <table:table-cell table:style-name="C0"/>
        </table:table-row>
      </table:table>
      <table:table table:name="TBL_0_2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1"/><draw:frame text:anchor-type="paragraph" draw:style-name="G3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1</text:span></text:p>
          </table:table-cell>
          <table:table-cell table:style-name="C3" table:number-columns-spanned="2">
            <text:p text:style-name="P1"><text:span text:style-name="T4"> / 64</text:span></text:p>
          </table:table-cell>
          <table:covered-table-cell/>
          <table:table-cell table:style-name="C0"/>
        </table:table-row>
      </table:table>
      <table:table table:name="TBL_0_2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2"/><draw:frame text:anchor-type="paragraph" draw:style-name="G3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1. Detail business role Vlastník</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2" svg:x="0.0in" svg:y="0.0in" svg:width="7.125in" svg:height="1.9027in"><draw:image xlink:href="Pictures/img_0_21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Vlastník zobrazuje pouze klíčové služby, produkty a objekty poskytování business roly Vlastník.</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2</text:span></text:p>
          </table:table-cell>
          <table:table-cell table:style-name="C3" table:number-columns-spanned="2">
            <text:p text:style-name="P1"><text:span text:style-name="T4"> / 64</text:span></text:p>
          </table:table-cell>
          <table:covered-table-cell/>
          <table:table-cell table:style-name="C0"/>
        </table:table-row>
      </table:table>
      <table:table table:name="TBL_0_22"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3"/><draw:frame text:anchor-type="paragraph" draw:style-name="G3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3</text:span></text:p>
          </table:table-cell>
          <table:table-cell table:style-name="C3" table:number-columns-spanned="2">
            <text:p text:style-name="P1"><text:span text:style-name="T4"> / 64</text:span></text:p>
          </table:table-cell>
          <table:covered-table-cell/>
          <table:table-cell table:style-name="C0"/>
        </table:table-row>
      </table:table>
      <table:table table:name="TBL_0_2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4"/><draw:frame text:anchor-type="paragraph" draw:style-name="G3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2. Detail business role Řidič</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5" svg:x="0.0in" svg:y="0.0in" svg:width="7.125in" svg:height="1.9027in"><draw:image xlink:href="Pictures/img_0_2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Řidič zobrazuje pouze klíčové služby, produkty a objekty poskytování business roly Řidič.</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4</text:span></text:p>
          </table:table-cell>
          <table:table-cell table:style-name="C3" table:number-columns-spanned="2">
            <text:p text:style-name="P1"><text:span text:style-name="T4"> / 64</text:span></text:p>
          </table:table-cell>
          <table:covered-table-cell/>
          <table:table-cell table:style-name="C0"/>
        </table:table-row>
      </table:table>
      <table:table table:name="TBL_0_2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5"/><draw:frame text:anchor-type="paragraph" draw:style-name="G3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5</text:span></text:p>
          </table:table-cell>
          <table:table-cell table:style-name="C3" table:number-columns-spanned="2">
            <text:p text:style-name="P1"><text:span text:style-name="T4"> / 64</text:span></text:p>
          </table:table-cell>
          <table:covered-table-cell/>
          <table:table-cell table:style-name="C0"/>
        </table:table-row>
      </table:table>
      <table:table table:name="TBL_0_2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6"/><draw:frame text:anchor-type="paragraph" draw:style-name="G3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3. Detail Provoz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2">
          <table:table-cell table:style-name="C0"/>
          <table:table-cell table:style-name="C1" table:number-columns-spanned="5">
            <text:p><draw:frame text:anchor-type="paragraph" draw:style-name="G38" svg:x="0.0in" svg:y="0.0in" svg:width="7.1388in" svg:height="3.5555in"><draw:image xlink:href="Pictures/img_0_2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6" table:number-columns-spanned="5">
            <text:p text:style-name="P0"><text:span text:style-name="T3">Detail Provozního záznamu zobrazuje výsek aplikační a technologické vrstvy a popisuje službu zapisování nových provozních záznamů včetně popisu konkrétního technického procesu a nezbytné infrastruktury, potřebné pro řádné zapsání provozního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6</text:span></text:p>
          </table:table-cell>
          <table:table-cell table:style-name="C3" table:number-columns-spanned="2">
            <text:p text:style-name="P1"><text:span text:style-name="T4"> / 64</text:span></text:p>
          </table:table-cell>
          <table:covered-table-cell/>
          <table:table-cell table:style-name="C0"/>
        </table:table-row>
      </table:table>
      <table:table table:name="TBL_0_2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7"/><draw:frame text:anchor-type="paragraph" draw:style-name="G3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7</text:span></text:p>
          </table:table-cell>
          <table:table-cell table:style-name="C3" table:number-columns-spanned="2">
            <text:p text:style-name="P1"><text:span text:style-name="T4"> / 64</text:span></text:p>
          </table:table-cell>
          <table:covered-table-cell/>
          <table:table-cell table:style-name="C0"/>
        </table:table-row>
      </table:table>
      <table:table table:name="TBL_0_2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8"/><draw:frame text:anchor-type="paragraph" draw:style-name="G4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4. Detail Servs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5">
          <table:table-cell table:style-name="C0"/>
          <table:table-cell table:style-name="C1" table:number-columns-spanned="5">
            <text:p><draw:frame text:anchor-type="paragraph" draw:style-name="G41" svg:x="0.0in" svg:y="0.0in" svg:width="7.125in" svg:height="4.5138in"><draw:image xlink:href="Pictures/img_0_2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6" table:number-columns-spanned="5">
            <text:p text:style-name="P0"><text:span text:style-name="T3">Detail Servisního záznamu zobrazuje výsek aplikační a technologické vrstvy a popisuje službu zapisování nových servisních záznamů a vyhledávání již existujících provozních i servisních záznamů, a to včetně popisu konkrétního technického procesu a nezbytné infrastruktury, potřebné pro řádné zapsání nových servisních záznamů a vyhledávání již existujících provozních a servisních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8</text:span></text:p>
          </table:table-cell>
          <table:table-cell table:style-name="C3" table:number-columns-spanned="2">
            <text:p text:style-name="P1"><text:span text:style-name="T4"> / 64</text:span></text:p>
          </table:table-cell>
          <table:covered-table-cell/>
          <table:table-cell table:style-name="C0"/>
        </table:table-row>
      </table:table>
      <table:table table:name="TBL_0_2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9"/><draw:frame text:anchor-type="paragraph" draw:style-name="G4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9</text:span></text:p>
          </table:table-cell>
          <table:table-cell table:style-name="C3" table:number-columns-spanned="2">
            <text:p text:style-name="P1"><text:span text:style-name="T4"> / 64</text:span></text:p>
          </table:table-cell>
          <table:covered-table-cell/>
          <table:table-cell table:style-name="C0"/>
        </table:table-row>
      </table:table>
      <table:table table:name="TBL_0_2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0"/><draw:frame text:anchor-type="paragraph" draw:style-name="G43"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15. Datový mode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48">
          <table:table-cell table:style-name="C0"/>
          <table:table-cell table:style-name="C1" table:number-columns-spanned="3">
            <text:p><draw:frame text:anchor-type="paragraph" draw:style-name="G44" svg:x="0.0in" svg:y="0.0in" svg:width="7.1388in" svg:height="8.6111in"><draw:image xlink:href="Pictures/img_0_29_3"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Datový model reprezentuje strukturu a obsah jednotlivých provozních a servisních záznamů uchovávaných pomocí architektury.</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0</text:span></text:p>
          </table:table-cell>
          <table:table-cell table:style-name="C3">
            <text:p text:style-name="P1"><text:span text:style-name="T4"> / 64</text:span></text:p>
          </table:table-cell>
          <table:table-cell table:style-name="C0"/>
        </table:table-row>
      </table:table>
      <table:table table:name="TBL_0_3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31"/><draw:frame text:anchor-type="paragraph" draw:style-name="G4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4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31</text:span></text:p>
          </table:table-cell>
          <table:table-cell table:style-name="C3" table:number-columns-spanned="2">
            <text:p text:style-name="P1"><text:span text:style-name="T4"> / 64</text:span></text:p>
          </table:table-cell>
          <table:covered-table-cell/>
          <table:table-cell table:style-name="C0"/>
        </table:table-row>
      </table:table>
      <table:table table:name="TBL_0_3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2"/><draw:frame text:anchor-type="paragraph" draw:style-name="G4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Business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Automobil zastupuje všechny automobily připojené k sítí. Jedná se o automobily odpovídající koncepci IoT a connected car, tedy auta trvale připojená k internetu. Tyto automobily autonomně v pravidelných intervalech 1x měsíčně zapisují své provozní údaje, vygenerované pomocí autodiagnostiky v řídící jednotce na palubě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Automobilka reprezentuje samotného výrobce automobilu, pro kterého jsou vybrané záznamy nezbytné z důvodu poskytování záruky na automobil. Na druhou stranu je automobilka primárním zdrojem záznamů o výrobní konfiguraci jednotlivých au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servi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Autoservis zastupující všechny autorizované autoservisy. Nezávislé autoservisy jsou reprezentované business rolí Třetí strana. Přístup k historickým záznamům o autě umožňuje servisním technikům poskytovat kvalifikovanější doporučení svým zákazníkům ohledně servisování jejich aut. Autoservisy jsou největším zdrojem záznamů, a proto architektury jim umožňuje zapisovat pravidelné prohlídky i všechny servisní úko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garančních servisních úkonů je služba pro obhospodařování záznamů o všech garančních servisních úkonech provedených na automobilu v rámci záruky od automobil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kontrol STK je služba pro obhospodařování záznamů o všech prohlídkách automobilu na Stanicích technické kontrol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nezáručních servisních úkonů je služba pro obhospodařování záznamů o všech servisních úkonech provedených na automobilu, bez uplatnění záruky od automobilky. Služba nabízí zapisování nových záznamů a prohlížení již existujících.</text:span></text:p>
          </table:table-cell>
          <table:covered-table-cell/>
          <table:covered-table-cell/>
          <table:covered-table-cell/>
          <table:table-cell table:style-name="C0"/>
        </table:table-row>
        <table:table-row table:style-name="TR5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2</text:span></text:p>
          </table:table-cell>
          <table:table-cell table:style-name="C3">
            <text:p text:style-name="P1"><text:span text:style-name="T4"> / 64</text:span></text:p>
          </table:table-cell>
          <table:table-cell table:style-name="C0"/>
        </table:table-row>
      </table:table>
      <table:table table:name="TBL_0_3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3"/><draw:frame text:anchor-type="paragraph" draw:style-name="G4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ojistných událostí je služba pro obhospodařování záznamů o všech pojistných událostech, ve kterých se daný automobil vyskytuje.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avidelných prohlídek je služba pro obhospodařování záznamů o všech pravidelných prohlídkách automobilu dle Digitálního servisního plán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tokolů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tokolů o krádeži auta je služba pro obhospodařování záznamů o kradených automobilech.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vozních údajů je služba pro obhospodařování záznamů o zásadních provozních údajích automobil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Produ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dukt Evidence servisních a provozní historie je ucelená sada služeb evidence jednotlivých záznamů o automobilu v průběhu jeho celého životního cyk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Evidence výrobní konfigurace auta je služba pro obhospodařování záznamů popisující vlastnosti automobilu, tak jak jej automobilka vyrobila, ale také modifikace, které by tyto vlastnosti zásadním způsobem měnili, například přestavba veterána, tuning nebo kempingová vestavba do dodáv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ování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ování servisních a provozní historie představuje sadu businessových funkcí potřebných pro realizaci všech identifikovaných businessových služeb. V základu lze funkce rozdělit na zápis nových záznamů a prohlížení již existujících.</text:span></text:p>
          </table:table-cell>
          <table:covered-table-cell/>
          <table:covered-table-cell/>
          <table:covered-table-cell/>
          <table:table-cell table:style-name="C0"/>
        </table:table-row>
        <table:table-row table:style-name="TR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3</text:span></text:p>
          </table:table-cell>
          <table:table-cell table:style-name="C3">
            <text:p text:style-name="P1"><text:span text:style-name="T4"> / 64</text:span></text:p>
          </table:table-cell>
          <table:table-cell table:style-name="C0"/>
        </table:table-row>
      </table:table>
      <table:table table:name="TBL_0_3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4"/><draw:frame text:anchor-type="paragraph" draw:style-name="G4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Garan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Garanční servisní úkon popisuje informaci o servisním úkonu vyplývajícím z uplatnění záruky na automobil poskytované automobilkou. Tato servisní úkony pořizuje výhradně autorizované autoservisy pro potřeby automobilk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Kontrola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Kontrola STK reprezentuje informaci o provedení kontroly na Stanici technické kontroly. Součástí mohou být například informace o identifikovaných závadách nebo měření emis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záru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Nezáruční servisní úkon popisuje informaci o servisním úkonu nevyplývajícím ze záruky na automobil poskytované automobilkou. Tyto servisní úkony může pořizovat libovolná osoba, nejčastěji pak autoservisy, a to včetně nezávislých, a pro potřeby řidiče či vlastní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stná událos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ojistná událost reprezentuje informaci o vzniklé pojistné události. Záznam vystavuje pojišťovna a může obsahovat například informace jako je podrobnější popis toho co se stalo, rozsah poškození, výše plnění, policejní protokol v přídě že byla událost vyšetřována anebo stav likvidace pojistné udál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šťov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Pojišťovna zastupuje primárně poskytovatele různých druhů (povinné, havarijní, krádež apod.) pojištění automobilů. Tyto pojišťovny potřebují přístup k vybraným záznamům pro kvalifikované výpočty pojistného, likvidaci pojistných událostí včetně výpočtu pojistného plnění. Současně jsou pojišťovny primárním zdrojem pro historické záznamy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avidelná prohlíd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avidelná prohlídka reprezentuje informaci o provedení pravidelné prohlídky, včetně jednotlivých dílčích kontrol dle digitálního servisního plánu. Ten stanovuje automobilka pro potřeby garantování záruky na automobil.</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3">
          <table:table-cell table:style-name="C0"/>
          <table:table-cell table:style-name="C0"/>
          <table:table-cell table:style-name="C6" table:number-columns-spanned="4">
            <text:p text:style-name="P0"><text:span text:style-name="T3">Business funkce Prohlížení garančních servisních úkonů realizuje vyhledání již existujících záznamů garančních servisních úkonů na automobilu. Spolu s business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4</text:span></text:p>
          </table:table-cell>
          <table:table-cell table:style-name="C3">
            <text:p text:style-name="P1"><text:span text:style-name="T4"> / 64</text:span></text:p>
          </table:table-cell>
          <table:table-cell table:style-name="C0"/>
        </table:table-row>
      </table:table>
      <table:table table:name="TBL_0_34"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5"/><draw:frame text:anchor-type="paragraph" draw:style-name="G4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unkcí Zapisová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kontrol STK realizuje vyhledání již existujících záznamů o kontrolách auta na Stanici technické kontroly. Spolu s business funkcí Zapisování kontroly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nezáručních servisních úkonů realizuje vyhledání již existujících záznamů nezáručních servisních úkonů na automobilu. Spolu s business funkcí Zapisová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pojistných událostí realizuje vyhledání již existujících záznamů pojistných událostí, ve kterých se daný automobil vyskytuje. Spolu s business funkcí Zapisová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avidelných prohlídek realizuje vyhledání již existujících záznamů pravidelných prohlídek automobilu. Spolu s business funkcí Zapisová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tokolů o krádežích aut realizuje vyhledání již existujících záznamů protokolů o krádežích aut. Spolu s business funkcí Zapisová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vozních údajů realizuje vyhledání již existujících záznamů provozních údajů automobilu. Spolu s business funkcí Zapisová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0"/>
          <table:table-cell table:style-name="C6" table:number-columns-spanned="4">
            <text:p text:style-name="P0"><text:span text:style-name="T3">Business funkce Prohlížení výrobních konfigurací aut realizuje vyhledání již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5</text:span></text:p>
          </table:table-cell>
          <table:table-cell table:style-name="C3">
            <text:p text:style-name="P1"><text:span text:style-name="T4"> / 64</text:span></text:p>
          </table:table-cell>
          <table:table-cell table:style-name="C0"/>
        </table:table-row>
      </table:table>
      <table:table table:name="TBL_0_35"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6"/><draw:frame text:anchor-type="paragraph" draw:style-name="G5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existujících záznamů výrobních konfigurací aut. Spolu s business funkcí Zapisová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tokol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otokol o krádeži auta reprezentuje informaci o neoprávněném odcizení automobilu, protokol vystavuje Policie České republiky a může obsahovat například informace jako je datum a místo odcizení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údaj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rovozní údaje představuje snímek provozních údajů automobilu k určitému okamžiku. Provozními údaji se rozumí výstup z autodiagnostiky vygenerované pomocí řídící jednotky automobilu a obsahuje údaje jako je stav tachometru nebo seznam chybových hlá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a provozní historie je ucelená sada všech významných skutečností a událostí, které vznikly v průběhu celého životního cyklu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tátní správ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Státní správa reprezentuje zejména Stanice technické kontroly, Dopravní inspektoráty, Policii České republiky a jiné státní instituce. Státní správa má zájem evidovat protokoly o krádežích aut a záznamy o kontrolách vozidel na STK. Přístup k provozním údajům o automobilech zpřístupňuje přesné a aktuální informace o stavu vozového parku provozovanému primárně na území ČR.</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Třetí stra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Třetí strana je souhrnné označení různé subjekty, kteří mohou provozní a servisní záznamy automobilů využít v široké škále business modelů. Největší skupinou jsou nezávislé autoservisy, dále autopůjčovny a společnosti provozující carsharing. Předpokládá se, že třetí strany budou záznamy převážně konzumovat, s tvorbou nových záznamů se počítá prakticky pouze u nezávislých autoservis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lastní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Vlastník zastupuje samotné vlastníky automobilů, kterými mohou být fyzické ale i právnické osoby. Vlastník má přístup ke zcela všem záznamům o vozidle, tak aby mohl činit informované rozhodnutí o údržbě v průběhu životního cyklu automobilu. Dále má možnost evidovat nezáruční servisní úkony, které mohl provést svépomocí, například výměnu motorového oleje apod.</text:span></text:p>
          </table:table-cell>
          <table:covered-table-cell/>
          <table:covered-table-cell/>
          <table:covered-table-cell/>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6</text:span></text:p>
          </table:table-cell>
          <table:table-cell table:style-name="C3">
            <text:p text:style-name="P1"><text:span text:style-name="T4"> / 64</text:span></text:p>
          </table:table-cell>
          <table:table-cell table:style-name="C0"/>
        </table:table-row>
      </table:table>
      <table:table table:name="TBL_0_36"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7"/><draw:frame text:anchor-type="paragraph" draw:style-name="G5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Objekt Výrobní konfigurace reprezentuje informaci o vlastnostech automobilu, tak jak jej automobilka vyrobila. Těmito informacemi mohou být identifikátory karoserie a motoru, seznam prvků výbavy automobilu, standardní i doplňkové. Výrobní konfigurací jsou myšleny i významné modifikace zásadním způsobem měnící vlastnosti automobilu, může se jednat o nesériové úpravy pohonného ústrojí, nebo rozšíření doplňkové výbavy například o parkovací senzor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garančních servisních úkonů realizuje vznik nových záznamů garančních servisních úkonů na automobilu. Spolu s business funkcí Prohlíže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kontroly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kontroly STK realizuje vznik nových záznamů o kontrolách auta na Stanici technické kontroly. Spolu s business funkcí Prohlížení kontrol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nezáručních servisních úkonů realizuje vznik nových záznamů nezáručních servisních úkonů na automobilu. Spolu s business funkcí Prohlíže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ojistných událostí realizuje vznik nových záznamů pojistných událostí, ve kterých se daný automobil vyskytuje. Spolu s business funkcí Prohlíže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avidelných prohlídek realizuje vznik nových záznamů pravidelných prohlídek automobilu. Spolu s business funkcí Prohlíže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4">
          <table:table-cell table:style-name="C0"/>
          <table:table-cell table:style-name="C0"/>
          <table:table-cell table:style-name="C6" table:number-columns-spanned="4">
            <text:p text:style-name="P0"><text:span text:style-name="T3">Business funkce Zapisování protokolů o krádežích aut realizuje vznik nových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7</text:span></text:p>
          </table:table-cell>
          <table:table-cell table:style-name="C3">
            <text:p text:style-name="P1"><text:span text:style-name="T4"> / 64</text:span></text:p>
          </table:table-cell>
          <table:table-cell table:style-name="C0"/>
        </table:table-row>
      </table:table>
      <table:table table:name="TBL_0_37"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8"/><draw:frame text:anchor-type="paragraph" draw:style-name="G5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áznamů protokolů o krádežích aut. Spolu s business funkcí Prohlíže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ovozních údajů realizuje vznik nových záznamů provozních údajů automobilu. Spolu s business funkcí Prohlíže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výrobních konfigurací aut realizuje vznik nových záznamů výrobních konfigurací aut. Spolu s business funkcí Prohlíže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Řidi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řidič zastupuje řidiče automobilů, vždy se jedná o fyzickou osobu. Řidič se primárně potřebuje informovat před započetím jízdy o provozuschopnosti automobilu a případně evidovat incidenty, například defekt pneumatiky, vzniklé během samotné jízdy.</text:span></text:p>
          </table:table-cell>
          <table:covered-table-cell/>
          <table:covered-table-cell/>
          <table:covered-table-cell/>
          <table:table-cell table:style-name="C0"/>
        </table:table-row>
        <table:table-row table:style-name="TR5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8</text:span></text:p>
          </table:table-cell>
          <table:table-cell table:style-name="C3">
            <text:p text:style-name="P1"><text:span text:style-name="T4"> / 64</text:span></text:p>
          </table:table-cell>
          <table:table-cell table:style-name="C0"/>
        </table:table-row>
      </table:table>
      <table:table table:name="TBL_0_38"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9"/><draw:frame text:anchor-type="paragraph" draw:style-name="G5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Application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API rozhraní abstrahuje aplikační služby vystavené vůči business vrstvě realizované pomocí aplikačních funkcí od konkrétního technického ře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atabáze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atabáze záznamů uchovává všechny provozní a servisní záznamy. Přístup k databázi májí minimální i plní klienti, kteří v databázi mohou zapisovat nové záznamy a vyhledávat již existujíc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Minimální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Minimální klient je jednoúčelová aplikační komponenta, obsahující jedinou aplikační funkci Zapisování provozního záznamu. Minimální klient komunikuje s databází záznamů, kam jsou zapisovány provoz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lný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Plný klient je komplexní aplikační komponenta, obsahující aplikační funkce Zapisování servisního záznamu a Vyhledávání záznamu. Plný klient komunikuje s databází záznamů, kam jsou zapisovány servisní záznamy. Plný klient umožňuje také v databází záznamů vyhledávat provozní a servis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rovozní záznam představuje snímek provozních údajů automobilu k určitému okamžiku a v předem stanové struktuře, který byl vytvořen pomocí minimální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záznam představuje datový objekt v nestandardizované podobě, který popisuje nějakou servisní skutečnost, a který byl vytvořen pomocí plné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Vyhledání záznamu je aplikační funkcí, která realizuje vyhledání jednotlivých provozních a servisních záznamů, tak jak jej popisuje aplikační služba Vyhledávání záznamů. Spolu se Zapsání servisního záznamu tvoří funkcionalitu aplikační komponenty Plný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9</text:span></text:p>
          </table:table-cell>
          <table:table-cell table:style-name="C3">
            <text:p text:style-name="P1"><text:span text:style-name="T4"> / 64</text:span></text:p>
          </table:table-cell>
          <table:table-cell table:style-name="C0"/>
        </table:table-row>
      </table:table>
      <table:table table:name="TBL_0_39"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0"/><draw:frame text:anchor-type="paragraph" draw:style-name="G5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vání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Vyhledávání záznamů je aplikační služba, která slouží všem business funkcím zajištující prohlížení servisní a provozní historie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záznamů </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provozních záznamů je aplikační služba, která slouží business funkci Zapisování provozních údajů a umožňuje tak zápis provozních údajů ve standardizovaném formátu v pravidelných intervalech do jednotlivých provoz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servisních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servisních záznamů je aplikační služba, která slouží všem business funkcím zapisujícím informace v nestandardizovaném formátu, tedy všem s výjimkou business funkce Zapisování provozních údajů a umožňuje tak zápis nestandardizovaných informací do jednotlivých servis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provoz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Zapsání provozního záznamu je aplikační funkcí, která realizuje zápis jednotlivých provozní záznamů, tak jak jej popisuje aplikační služba Zapisování provozních záznamů. Jedná se o jedinou funkci aplikační komponenty Minimální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servis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sání servisního záznamu je aplikační funkcí, která realizuje zápis jednotlivých servisních záznamů, tak jak jej popisuje aplikační služba Zapisování servisních záznamů. Spolu s Vyhledávání záznamu tvoří funkcionalitu aplikační komponenty Plný klient.</text:span></text:p>
          </table:table-cell>
          <table:covered-table-cell/>
          <table:covered-table-cell/>
          <table:covered-table-cell/>
          <table:table-cell table:style-name="C0"/>
        </table:table-row>
        <table:table-row table:style-name="TR5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0</text:span></text:p>
          </table:table-cell>
          <table:table-cell table:style-name="C3">
            <text:p text:style-name="P1"><text:span text:style-name="T4"> / 64</text:span></text:p>
          </table:table-cell>
          <table:table-cell table:style-name="C0"/>
        </table:table-row>
      </table:table>
      <table:table table:name="TBL_0_40"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1"/><draw:frame text:anchor-type="paragraph" draw:style-name="G5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Technology &amp; Physical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1x měsíčn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Ev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Na základě dotazníku mezi řidiči byl zvolen pravidelný interval, v jakém by se měli pořizovat snímky provozních údajů automobilu. Jedná se o arbitrární časový interval, který může být dále v odůvodněných případech změněn.</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PI rozhraní abstrahuje konkrétní technické řešení samotných uzlů sítě od aplikační vrstvy, kde jsou popsané konceptuální aplikační komponenty a jejich aplikační funkc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utomobilem se rozumí výpočetní prostředí automobilu, ve kterém je spuštěný uzel sítě. Automobil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CID dokument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CID dokumentu neboli Content ID dokumentu je unikátní hash dokumentu uloženého v IPFS uložišti. CID je pro každý dokument vygenerovaný v okamžiku jeho uložení do IPFS. Pomocí unikátního CID se lze dotázat IPFS a tím zpětně získat hledaný dokum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igitální podpis auta a časové razítko jsou datové objekty obsažené v každém uzlu grafu. Digitální podpis automobilu je unikátní pro každý automobil.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or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igitální podpis autora a časové razítko jsou datové objekty obsažené v každém uzlu grafu. Digitální podpis autora je unikátní pro každého uživatele, který zapisuje nový záznam.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stribuovaný orientovaný acyklický graf</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7">
          <table:table-cell table:style-name="C0"/>
          <table:table-cell table:style-name="C0"/>
          <table:table-cell table:style-name="C6" table:number-columns-spanned="4">
            <text:p text:style-name="P0"><text:span text:style-name="T3">Distribuovaný orientovaný acyklický graf, zkráceně DAG, představuje konkrétní technické řešení databáze záznamů. Obsahuje nepotvrzené listy a potvrzené uzly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1</text:span></text:p>
          </table:table-cell>
          <table:table-cell table:style-name="C3">
            <text:p text:style-name="P1"><text:span text:style-name="T4"> / 64</text:span></text:p>
          </table:table-cell>
          <table:table-cell table:style-name="C0"/>
        </table:table-row>
      </table:table>
      <table:table table:name="TBL_0_4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2"/><draw:frame text:anchor-type="paragraph" draw:style-name="G5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okum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okument je datový objekt v nestandardizované podobě a uložený v IPFS uložišti. Může se jednat o libovolný multimediální soubor, který obsahuje popis nějaké servisní skutečnost. Takový dokument vzniká zcela vně navrhované architektury, která obstarává pouze jeho důvěryhodné uchová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PFS uložiš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Communication Network</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InterPlanetary File System je decentralizované uložiště, kde jsou uchovávané nestandardizované multimediální dokumenty, které obsahují samotné servisní záznamy, například záznamy o pravidelných prohlídkách nebo garančních a nezáručních servisních úkonech. CID dokumentu identifikuje právě dokument uložený v IPFS.</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potvrzený list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Nepotvrzený list grafu je technický datový objekt, který je agregovaný v DAG. Jednotlivé nepotvrzené listy jsou uzly na samotném okraji DAG, na které odkazuje jeden nebo žádný potomek. Každý nepotvrzený list grafu obsahuje odkaz na své dva předchůdce, u kterých ověřil jejich pravost. Nepotvrzený list se může neodvolatelně přeměnit na potvrzený uzel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Ověření rodičovských uzl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U všech kandidátů na rodičovské uzly jsou formálně ověřeny digitální podpisy. U kandidátských uzlů grafu, které obsahují provozní záznamy je provedeno navíc věcné ověření vůči předem známým business pravidlům, například zda udávaný stav tachometru nepoklesl vůči poslednímu potvrzenému provoznímu záznamu. Tímto způsobem je jsou rodičovské uzly nezávisle ověře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de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inalizovaný obsah nového listu grafu včetně odkazů na dva ověřené rodičovské uzly je digitálně podepsaný s pomocí asymetrické kryptografi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tvrzený uzel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Potvrzený uzel grafu je technický datový objekt, který je agregovaný v DAG. Jednotlivé potvrzené uzly tvoří jádro DAG a potvrzenými, důvěryhodnými uzly se stávají ve chvíli, kdy na ně odkazují minimálně dva potomci. Každý potvrzený uzel grafu obsahuje odkaz na své dva předchůdce, u kterých ověřil jejich pravost. Každý potvrzený uzel grafu vznikl neodvolatelným ověřením nepotvrzeného listu grafu.</text:span></text:p>
          </table:table-cell>
          <table:covered-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2</text:span></text:p>
          </table:table-cell>
          <table:table-cell table:style-name="C3">
            <text:p text:style-name="P1"><text:span text:style-name="T4"> / 64</text:span></text:p>
          </table:table-cell>
          <table:table-cell table:style-name="C0"/>
        </table:table-row>
      </table:table>
      <table:table table:name="TBL_0_4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3"/><draw:frame text:anchor-type="paragraph" draw:style-name="G5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číta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očítačem se rozumí výpočetní prostředí běžného osobního počítače či dedikovaného serveru na kterém je spuštěný uzel sítě. Počítač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pagace nového listu do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Nově vytvořený nepotvrzený list grafu ve své finalizované podobě je hromadně rozeslaný ostatním uzlům sítě, kteří si jej uloží do své kopie DAG.</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ředání dohledaného uzlu na výstup</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ohledaný uzel sítě je předaný uživateli, který jej vyhledal. Předány jsou potvrzené uzly, ale i nepotvrzené listy, kterou jsou na výstupu opatřeny příznakem o nižší důvěryhodn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ložení dokumentu do sítě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Uživatel na vstupu vloží dokument popisující servisní záznam. Ten je následně uložen do IPFS uložiště, které vrátí CID uloženého dokumentu, který se následně předává následujícímu procesnímu kroku. </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zel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Nod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Uzel sítě představuje elementární, myšleno nejmenší nedělitelnou jednotku sítě. I v případě degradace sítě není nijak omezena funkčnost zápisu nových záznamů. V případě vyhledávání již existujících záznamů je vyhledávání omezeno až v krajních situa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dokumentu v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Dokument je vyhledán v IPFS na základě CID dokumentu, který je obsažen v uzlu dohledaném v předchozím procesním krok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existujícího uzl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Vyhledání existujícího uzlu grafu, popisuje postup při vyhledání uzlu grafu včetně rozhodovací logiky o vyhledání dokumentu v IPFS uložišti. Tento proces je realizovaný pomocí uzlu sítě.</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uzlu v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1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3</text:span></text:p>
          </table:table-cell>
          <table:table-cell table:style-name="C3">
            <text:p text:style-name="P1"><text:span text:style-name="T4"> / 64</text:span></text:p>
          </table:table-cell>
          <table:table-cell table:style-name="C0"/>
        </table:table-row>
      </table:table>
      <table:table table:name="TBL_0_4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4"/><draw:frame text:anchor-type="paragraph" draw:style-name="G5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Uzel je vyhledán v DAG dle vstupních parametrů zadaných uživatelem.</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tvoře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ytvoření nového listu grafu představuje činnost, během které je vytvořena struktura nové listu grafu, do které je současně vložen obsah daného záznamu, kterým může být výpis z autodiagnostiky nebo CID dokumen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běr kandidátů na rodičovské uzl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 DAG jsou vybrány dva kandidátské rodičovské uzly. Kandidátem mohou být jiné nepotvrzené listy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pis z autodiagnostik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ýpis z autodiagnostiky je datový objekt tvořící klíčovou součást každého provozního záznamu. Výpis z autodiagnostiky obsahuje snímek provozních údajů automobilu k určitému okamžiku v čase. Původce je řídící jednot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popisuje postup při vzniku nového nepotvrzeného listu grafu pro potřeby uchovávání provozních záznamů. Tento proces je realizovaný pomocí uzlu sítě v pravidelných intervale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 s dokumente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s dokumentem popisuje postup při vzniku nového nepotvrzeného listu grafu s využitím IPFS uložiště, pro potřeby uchovávání servisních záznamů. Tento proces je realizovaný pomocí uzlu sítě.</text:span></text:p>
          </table:table-cell>
          <table:covered-table-cell/>
          <table:covered-table-cell/>
          <table:covered-table-cell/>
          <table:table-cell table:style-name="C0"/>
        </table:table-row>
        <table:table-row table:style-name="TR5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4</text:span></text:p>
          </table:table-cell>
          <table:table-cell table:style-name="C3">
            <text:p text:style-name="P1"><text:span text:style-name="T4"> / 64</text:span></text:p>
          </table:table-cell>
          <table:table-cell table:style-name="C0"/>
        </table:table-row>
      </table:table>
      <table:table table:name="TBL_0_4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5"/><draw:frame text:anchor-type="paragraph" draw:style-name="G5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Other</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5</text:span></text:p>
          </table:table-cell>
          <table:table-cell table:style-name="C3">
            <text:p text:style-name="P1"><text:span text:style-name="T4"> / 64</text:span></text:p>
          </table:table-cell>
          <table:table-cell table:style-name="C0"/>
        </table:table-row>
      </table:table>
      <table:table table:name="TBL_0_4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6"/><draw:frame text:anchor-type="paragraph" draw:style-name="G6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Relations</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6</text:span></text:p>
          </table:table-cell>
          <table:table-cell table:style-name="C3">
            <text:p text:style-name="P1"><text:span text:style-name="T4"> / 64</text:span></text:p>
          </table:table-cell>
          <table:table-cell table:style-name="C0"/>
        </table:table-row>
      </table:table>
      <table:table table:name="TBL_0_4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7"/><draw:frame text:anchor-type="paragraph" draw:style-name="G6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7</text:span></text:p>
          </table:table-cell>
          <table:table-cell table:style-name="C3">
            <text:p text:style-name="P1"><text:span text:style-name="T4"> / 64</text:span></text:p>
          </table:table-cell>
          <table:table-cell table:style-name="C0"/>
        </table:table-row>
      </table:table>
      <table:table table:name="TBL_0_4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8"/><draw:frame text:anchor-type="paragraph" draw:style-name="G6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8</text:span></text:p>
          </table:table-cell>
          <table:table-cell table:style-name="C3">
            <text:p text:style-name="P1"><text:span text:style-name="T4"> / 64</text:span></text:p>
          </table:table-cell>
          <table:table-cell table:style-name="C0"/>
        </table:table-row>
      </table:table>
      <table:table table:name="TBL_0_4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9"/><draw:frame text:anchor-type="paragraph" draw:style-name="G6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9</text:span></text:p>
          </table:table-cell>
          <table:table-cell table:style-name="C3">
            <text:p text:style-name="P1"><text:span text:style-name="T4"> / 64</text:span></text:p>
          </table:table-cell>
          <table:table-cell table:style-name="C0"/>
        </table:table-row>
      </table:table>
      <table:table table:name="TBL_0_4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0"/><draw:frame text:anchor-type="paragraph" draw:style-name="G6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0</text:span></text:p>
          </table:table-cell>
          <table:table-cell table:style-name="C3">
            <text:p text:style-name="P1"><text:span text:style-name="T4"> / 64</text:span></text:p>
          </table:table-cell>
          <table:table-cell table:style-name="C0"/>
        </table:table-row>
      </table:table>
      <table:table table:name="TBL_0_5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1"/><draw:frame text:anchor-type="paragraph" draw:style-name="G6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1</text:span></text:p>
          </table:table-cell>
          <table:table-cell table:style-name="C3">
            <text:p text:style-name="P1"><text:span text:style-name="T4"> / 64</text:span></text:p>
          </table:table-cell>
          <table:table-cell table:style-name="C0"/>
        </table:table-row>
      </table:table>
      <table:table table:name="TBL_0_5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2"/><draw:frame text:anchor-type="paragraph" draw:style-name="G6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Třetí stra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tátní správ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šťov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ka</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2</text:span></text:p>
          </table:table-cell>
          <table:table-cell table:style-name="C3">
            <text:p text:style-name="P1"><text:span text:style-name="T4"> / 64</text:span></text:p>
          </table:table-cell>
          <table:table-cell table:style-name="C0"/>
        </table:table-row>
      </table:table>
      <table:table table:name="TBL_0_5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3"/><draw:frame text:anchor-type="paragraph" draw:style-name="G6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servi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lastní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Řidi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3</text:span></text:p>
          </table:table-cell>
          <table:table-cell table:style-name="C3">
            <text:p text:style-name="P1"><text:span text:style-name="T4"> / 64</text:span></text:p>
          </table:table-cell>
          <table:table-cell table:style-name="C0"/>
        </table:table-row>
      </table:table>
      <table:table table:name="TBL_0_5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4"/><draw:frame text:anchor-type="paragraph" draw:style-name="G6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4</text:span></text:p>
          </table:table-cell>
          <table:table-cell table:style-name="C3">
            <text:p text:style-name="P1"><text:span text:style-name="T4"> / 64</text:span></text:p>
          </table:table-cell>
          <table:table-cell table:style-name="C0"/>
        </table:table-row>
      </table:table>
      <table:table table:name="TBL_0_5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5"/><draw:frame text:anchor-type="paragraph" draw:style-name="G6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5</text:span></text:p>
          </table:table-cell>
          <table:table-cell table:style-name="C3">
            <text:p text:style-name="P1"><text:span text:style-name="T4"> / 64</text:span></text:p>
          </table:table-cell>
          <table:table-cell table:style-name="C0"/>
        </table:table-row>
      </table:table>
      <table:table table:name="TBL_0_5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6"/><draw:frame text:anchor-type="paragraph" draw:style-name="G7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6</text:span></text:p>
          </table:table-cell>
          <table:table-cell table:style-name="C3">
            <text:p text:style-name="P1"><text:span text:style-name="T4"> / 64</text:span></text:p>
          </table:table-cell>
          <table:table-cell table:style-name="C0"/>
        </table:table-row>
      </table:table>
      <table:table table:name="TBL_0_5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7"/><draw:frame text:anchor-type="paragraph" draw:style-name="G7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7</text:span></text:p>
          </table:table-cell>
          <table:table-cell table:style-name="C3">
            <text:p text:style-name="P1"><text:span text:style-name="T4"> / 64</text:span></text:p>
          </table:table-cell>
          <table:table-cell table:style-name="C0"/>
        </table:table-row>
      </table:table>
      <table:table table:name="TBL_0_5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8"/><draw:frame text:anchor-type="paragraph" draw:style-name="G7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8</text:span></text:p>
          </table:table-cell>
          <table:table-cell table:style-name="C3">
            <text:p text:style-name="P1"><text:span text:style-name="T4"> / 64</text:span></text:p>
          </table:table-cell>
          <table:table-cell table:style-name="C0"/>
        </table:table-row>
      </table:table>
      <table:table table:name="TBL_0_5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9"/><draw:frame text:anchor-type="paragraph" draw:style-name="G7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9</text:span></text:p>
          </table:table-cell>
          <table:table-cell table:style-name="C3">
            <text:p text:style-name="P1"><text:span text:style-name="T4"> / 64</text:span></text:p>
          </table:table-cell>
          <table:table-cell table:style-name="C0"/>
        </table:table-row>
      </table:table>
      <table:table table:name="TBL_0_5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0"/><draw:frame text:anchor-type="paragraph" draw:style-name="G7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0</text:span></text:p>
          </table:table-cell>
          <table:table-cell table:style-name="C3">
            <text:p text:style-name="P1"><text:span text:style-name="T4"> / 64</text:span></text:p>
          </table:table-cell>
          <table:table-cell table:style-name="C0"/>
        </table:table-row>
      </table:table>
      <table:table table:name="TBL_0_6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1"/><draw:frame text:anchor-type="paragraph" draw:style-name="G7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1</text:span></text:p>
          </table:table-cell>
          <table:table-cell table:style-name="C3">
            <text:p text:style-name="P1"><text:span text:style-name="T4"> / 64</text:span></text:p>
          </table:table-cell>
          <table:table-cell table:style-name="C0"/>
        </table:table-row>
      </table:table>
      <table:table table:name="TBL_0_6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2"/><draw:frame text:anchor-type="paragraph" draw:style-name="G7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2</text:span></text:p>
          </table:table-cell>
          <table:table-cell table:style-name="C3">
            <text:p text:style-name="P1"><text:span text:style-name="T4"> / 64</text:span></text:p>
          </table:table-cell>
          <table:table-cell table:style-name="C0"/>
        </table:table-row>
      </table:table>
      <table:table table:name="TBL_0_6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3"/><draw:frame text:anchor-type="paragraph" draw:style-name="G7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3</text:span></text:p>
          </table:table-cell>
          <table:table-cell table:style-name="C3">
            <text:p text:style-name="P1"><text:span text:style-name="T4"> / 64</text:span></text:p>
          </table:table-cell>
          <table:table-cell table:style-name="C0"/>
        </table:table-row>
      </table:table>
      <table:table table:name="TBL_0_6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4"/><draw:frame text:anchor-type="paragraph" draw:style-name="G7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62">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4</text:span></text:p>
          </table:table-cell>
          <table:table-cell table:style-name="C3">
            <text:p text:style-name="P1"><text:span text:style-name="T4"> / 64</text:span></text:p>
          </table:table-cell>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